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TESTE</text:p>
      <text:p text:style-name="P1"/>
      <text:p text:style-name="P2">- HEADER PÁGINA INICIAL</text:p>
      <text:p text:style-name="Standard">Clicar no botão HOME deve levar ao topo da página</text:p>
      <text:p text:style-name="Standard">Clicar no botão RIS <text:s/>deve navegar o usuário até a seção sobre RIS dentro da página inicial</text:p>
      <text:p text:style-name="Standard">Clicar no botão PACS <text:s/>deve navegar o usuário até a seção sobre PACS dentro da página inicial</text:p>
      <text:p text:style-name="Standard">Clicar no botão PORTAL <text:s/>deve navegar usuário até a seção sobre o PORTAL <text:s/>dentro da pagina inicial</text:p>
      <text:p text:style-name="Standard">Clicar no botão PLANOS <text:s/>deve navegar usuário até a seção sobre os PLANOS <text:s/>dentro da pagina inicial</text:p>
      <text:p text:style-name="Standard">Clicar no botão CONTATO <text:s/>deve navegar usuário até o formulário onde o usuário pode entrar em contato com a MedCloud</text:p>
      <text:p text:style-name="Standard">Clicar no botão TESTAR GRÁTIS deve abrir formulário para cadastro de usuário</text:p>
      <text:p text:style-name="Standard">Clicar no botão ENTRAR deve abrir o formulário de login</text:p>
      <text:p text:style-name="Standard"/>
      <text:p text:style-name="Standard"/>
      <text:p text:style-name="Standard"/>
      <text:p text:style-name="Standard"/>
      <text:p text:style-name="P2">-FORMULÁRIO PARA CADASTRO DE USUÁRIO – PÁGINA INICIAL</text:p>
      <text:p text:style-name="Standard">Cada campo deve informar o tipo de dado a ser inserido</text:p>
      <text:p text:style-name="Standard">Validações sobre os dados, telefone deve aceitar apenas números, e-mail conter “@”</text:p>
      <text:p text:style-name="Standard">Com preenchimento correto, informar o usuário se o envio foi feito</text:p>
      <text:p text:style-name="Standard">Enviar dados inválidos</text:p>
      <text:p text:style-name="Standard">Enviar formulário em branco</text:p>
      <text:p text:style-name="Standard"/>
      <text:p text:style-name="Standard"/>
      <text:p text:style-name="Standard"/>
      <text:p text:style-name="Standard"/>
      <text:p text:style-name="Standard"/>
      <text:p text:style-name="P2">-FORMULÁRIO PARA CONTATO – PÁGINA INICIAL</text:p>
      <text:p text:style-name="Standard">Cada campo deve informar o tipo de dado a ser inserido</text:p>
      <text:p text:style-name="Standard">Validações sobre os dados, telefone deve aceitar apenas números, e-mail conter “@”</text:p>
      <text:p text:style-name="Standard">Com preenchimento correto, informar o usuário se o envio foi feito</text:p>
      <text:p text:style-name="Standard">Enviar dados inválidos</text:p>
      <text:p text:style-name="Standard">Enviar formulário em branco</text:p>
      <text:p text:style-name="Standard"/>
      <text:p text:style-name="Standard"/>
      <text:p text:style-name="Standard"/>
      <text:p text:style-name="Standard"/>
      <text:p text:style-name="P2">-FORMULÁRIO PARA INSCREVER-SE PARA VAGA <text:s/>– PÁGINA CARREIRAS</text:p>
      <text:p text:style-name="Standard">Cada campo deve informar o tipo de dado a ser inserido</text:p>
      <text:p text:style-name="Standard">Validações sobre os dados, telefone deve aceitar apenas números, e-mail conter “@”</text:p>
      <text:p text:style-name="Standard">Com preenchimento correto, informar o usuário se o envio foi feito</text:p>
      <text:p text:style-name="Standard">Enviar dados inválidos</text:p>
      <text:p text:style-name="Standard">Enviar formulário em branco</text:p>
      <text:p text:style-name="Standard">Anexo de currículo deve ser aceito apenas documentos no formato PDF</text:p>
      <text:p text:style-name="Standard"/>
      <text:p text:style-name="Standard"><text:soft-page-break/></text:p>
      <text:p text:style-name="P2">- FOOTER <text:s/>- TODAS AS PÁGINAS</text:p>
      <text:p text:style-name="Standard">Clicar no símbolo do SPOTIFY deve redirecionar a página da MedCloud no Spotify</text:p>
      <text:p text:style-name="Standard">Clicar no símbolo do FACEBOOK deve redirecionar a página da MedCloud no Facebook</text:p>
      <text:p text:style-name="Standard">Clicar no símbolo do INSTAGRAM deve redirecionar a página da MedCloud no Instagram</text:p>
      <text:p text:style-name="Standard">Clicar no símbolo do TWITTER deve redirecionar a página da MedCloud no Twitter</text:p>
      <text:p text:style-name="Standard">Clicar no símbolo do YOUTUBE deve redirecionar a página da MedCloud no YouTube</text:p>
      <text:p text:style-name="Standard">Clicar no símbolo do LINKEDIN deve redirecionar a página da MedCloud no LinkdIn</text:p>
      <text:p text:style-name="Standard">Visualizar informações de contato da MedCloud</text:p>
      <text:p text:style-name="Standard">Botão SOBRE deve redirecionar a página sobre da MedCloud</text:p>
      <text:p text:style-name="Standard">Botão CARREIRAS deve redirecionar a página sobre empregos na MedCloud</text:p>
      <text:p text:style-name="Standard">Link POLITICA DE PRIVACIDADE deve abrir o PDF da politica de privacidade da MedCloud</text:p>
      <text:p text:style-name="Standard">Link TERMOS DE USO deve abrir o PDF dos termos de uso da MedCloud</text:p>
      <text:p text:style-name="Standard">Visualizar parceiros comerciais da MedCloud</text:p>
      <text:p text:style-name="Standard">Link para download do app da MedCloud na Google Play Store</text:p>
      <text:p text:style-name="Standard">Link para download do app da MedCloud na App Store</text:p>
      <text:p text:style-name="Standard">Botão PORTUGUÊS-BR deve mudar idioma do site para Português brasileiro</text:p>
      <text:p text:style-name="Standard">Botão INGLÊS deve mudar idioma do site para Inglês</text:p>
      <text:p text:style-name="Standard">Botão Espanhol deve mudar idioma do site para Espanhol</text:p>
      <text:p text:style-name="Standard"/>
      <text:p text:style-name="Standard"/>
      <text:p text:style-name="Standard"/>
      <text:p text:style-name="Standard"/>
      <text:p text:style-name="Standard"/>
      <text:p text:style-name="P2">-PERFORMANCE – TODAS AS PÁGINAS</text:p>
      <text:p text:style-name="Standard">Análise dos dados armazenados no navegado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10T15:53:11.317000000</meta:creation-date>
    <dc:date>2023-04-10T23:06:05.05</dc:date>
    <meta:editing-duration>PT1H3M34S</meta:editing-duration>
    <meta:editing-cycles>4</meta:editing-cycles>
    <meta:generator>OpenOffice/4.1.12$Win32 OpenOffice.org_project/4112m1$Build-9809</meta:generator>
    <meta:document-statistic meta:table-count="0" meta:image-count="0" meta:object-count="0" meta:page-count="2" meta:paragraph-count="49" meta:word-count="485" meta:character-count="2902"/>
    <dc:creator>vcg </dc:creator>
  </office:meta>
</office:document-meta>
</file>